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0.4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0.4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0.459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39cm" fo:min-width="0.028cm"/>
    </style:style>
    <style:style style:name="gr6" style:family="graphic" style:parent-style-name="standard">
      <style:graphic-properties draw:textarea-horizontal-align="justify" draw:textarea-vertical-align="middle" draw:auto-grow-height="false" fo:min-height="0.058cm" fo:min-width="0.021cm"/>
    </style:style>
    <style:style style:name="gr7" style:family="graphic" style:parent-style-name="standard">
      <style:graphic-properties draw:textarea-horizontal-align="justify" draw:textarea-vertical-align="middle" draw:auto-grow-height="false" fo:min-height="0.058cm" fo:min-width="0.02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1.504cm" fo:min-width="0.036cm"/>
    </style:style>
    <style:style style:name="gr10" style:family="graphic" style:parent-style-name="standard">
      <style:graphic-properties draw:textarea-horizontal-align="justify" draw:textarea-vertical-align="middle" draw:auto-grow-height="false" fo:min-height="0.239cm" fo:min-width="0.9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0.48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0.1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1.44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5.10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4.7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2cm" svg:height="1.043cm" svg:x="16.5cm" svg:y="7.2cm">
          <draw:text-box>
            <text:p>R</text:p>
          </draw:text-box>
        </draw:frame>
        <draw:frame draw:style-name="gr2" draw:text-style-name="P1" draw:layer="layout" svg:width="0.953cm" svg:height="1.813cm" svg:x="1.898cm" svg:y="1.5cm">
          <draw:text-box>
            <text:p>+</text:p>
            <text:p/>
          </draw:text-box>
        </draw:frame>
        <draw:frame draw:style-name="gr3" draw:text-style-name="P1" draw:layer="layout" svg:width="0.959cm" svg:height="1.042cm" svg:x="11.7cm" svg:y="8.058cm">
          <draw:text-box>
            <text:p>C</text:p>
          </draw:text-box>
        </draw:frame>
        <draw:line draw:style-name="gr4" draw:text-style-name="P2" draw:layer="layout" svg:x1="1.898cm" svg:y1="1.5cm" svg:x2="6.275cm" svg:y2="1.5cm">
          <text:p/>
        </draw:line>
        <draw:line draw:style-name="gr4" draw:text-style-name="P2" draw:layer="layout" svg:x1="6.275cm" svg:y1="1.5cm" svg:x2="6.275cm" svg:y2="2.312cm">
          <text:p/>
        </draw:line>
        <draw:line draw:style-name="gr4" draw:text-style-name="P2" draw:layer="layout" svg:x1="6.276cm" svg:y1="2.312cm" svg:x2="3.809cm" svg:y2="4.709cm">
          <text:p/>
        </draw:line>
        <draw:line draw:style-name="gr4" draw:text-style-name="P2" draw:layer="layout" svg:x1="6.061cm" svg:y1="7.032cm" svg:x2="3.809cm" svg:y2="4.659cm">
          <text:p/>
        </draw:line>
        <draw:line draw:style-name="gr4" draw:text-style-name="P2" draw:layer="layout" svg:x1="8.442cm" svg:y1="4.709cm" svg:x2="6.061cm" svg:y2="7.031cm">
          <text:p/>
        </draw:line>
        <draw:line draw:style-name="gr4" draw:text-style-name="P2" draw:layer="layout" svg:x1="6.275cm" svg:y1="2.312cm" svg:x2="8.441cm" svg:y2="4.709cm">
          <text:p/>
        </draw:line>
        <draw:custom-shape draw:style-name="gr5" draw:text-style-name="P3" draw:layer="layout" svg:width="1.055cm" svg:height="1.199cm" svg:x="4.322cm" svg:y="3.205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2" draw:layer="layout" svg:x1="4.967cm" svg:y1="2.786cm" svg:x2="5.752cm" svg:y2="3.686cm">
          <text:p/>
        </draw:line>
        <draw:custom-shape draw:style-name="gr5" draw:text-style-name="P3" draw:layer="layout" svg:width="1.055cm" svg:height="1.199cm" svg:x="6.582cm" svg:y="5.503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2" draw:layer="layout" svg:x1="7.179cm" svg:y1="5.008cm" svg:x2="8.107cm" svg:y2="6.033cm">
          <text:p/>
        </draw:line>
        <draw:custom-shape draw:style-name="gr6" draw:text-style-name="P3" draw:layer="layout" svg:width="1.04cm" svg:height="0.949cm" svg:x="4.115cm" svg:y="5.157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2" draw:layer="layout" svg:x1="4.752cm" svg:y1="6.482cm" svg:x2="5.609cm" svg:y2="5.708cm">
          <text:p/>
        </draw:line>
        <draw:custom-shape draw:style-name="gr7" draw:text-style-name="P3" draw:layer="layout" svg:width="1.039cm" svg:height="0.948cm" svg:x="6.516cm" svg:y="2.78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2" draw:layer="layout" svg:x1="7.036cm" svg:y1="4.235cm" svg:x2="8.083cm" svg:y2="3.311cm">
          <text:p/>
        </draw:line>
        <draw:line draw:style-name="gr4" draw:text-style-name="P2" draw:layer="layout" svg:x1="3.809cm" svg:y1="4.709cm" svg:x2="2.873cm" svg:y2="4.709cm">
          <text:p/>
        </draw:line>
        <draw:line draw:style-name="gr4" draw:text-style-name="P2" draw:layer="layout" svg:x1="2.873cm" svg:y1="4.709cm" svg:x2="2.944cm" svg:y2="10.578cm">
          <text:p/>
        </draw:line>
        <draw:line draw:style-name="gr4" draw:text-style-name="P2" draw:layer="layout" svg:x1="8.441cm" svg:y1="4.709cm" svg:x2="8.536cm" svg:y2="11.877cm">
          <text:p/>
        </draw:line>
        <draw:line draw:style-name="gr4" draw:text-style-name="P2" draw:layer="layout" svg:x1="8.535cm" svg:y1="11.877cm" svg:x2="1.944cm" svg:y2="11.852cm">
          <text:p/>
        </draw:line>
        <draw:line draw:style-name="gr4" draw:text-style-name="P2" draw:layer="layout" svg:x1="2.944cm" svg:y1="10.578cm" svg:x2="8.321cm" svg:y2="10.553cm">
          <text:p/>
        </draw:line>
        <draw:line draw:style-name="gr4" draw:text-style-name="P2" draw:layer="layout" svg:x1="8.321cm" svg:y1="10.228cm" svg:x2="8.321cm" svg:y2="10.553cm">
          <text:p/>
        </draw:line>
        <draw:line draw:style-name="gr4" draw:text-style-name="P2" draw:layer="layout" svg:x1="8.71cm" svg:y1="10.228cm" svg:x2="8.321cm" svg:y2="10.228cm">
          <text:p/>
        </draw:line>
        <draw:line draw:style-name="gr4" draw:text-style-name="P2" draw:layer="layout" svg:x1="8.71cm" svg:y1="10.228cm" svg:x2="8.71cm" svg:y2="10.555cm">
          <text:p/>
        </draw:line>
        <draw:line draw:style-name="gr4" draw:text-style-name="P2" draw:layer="layout" svg:x1="8.441cm" svg:y1="4.709cm" svg:x2="12.873cm" svg:y2="4.731cm">
          <text:p/>
        </draw:line>
        <draw:line draw:style-name="gr4" draw:text-style-name="P2" draw:layer="layout" svg:x1="12.874cm" svg:y1="4.732cm" svg:x2="12.915cm" svg:y2="6.831cm">
          <text:p/>
        </draw:line>
        <draw:g>
          <draw:line draw:style-name="gr8" draw:text-style-name="P2" draw:layer="layout" svg:x1="12.914cm" svg:y1="6.831cm" svg:x2="12.914cm" svg:y2="7.34cm">
            <text:p/>
          </draw:line>
          <draw:line draw:style-name="gr8" draw:text-style-name="P2" draw:layer="layout" svg:x1="12.271cm" svg:y1="7.345cm" svg:x2="13.556cm" svg:y2="7.345cm">
            <text:p/>
          </draw:line>
          <draw:line draw:style-name="gr8" draw:text-style-name="P2" draw:layer="layout" svg:x1="12.272cm" svg:y1="7.857cm" svg:x2="13.557cm" svg:y2="7.857cm">
            <text:p/>
          </draw:line>
          <draw:line draw:style-name="gr8" draw:text-style-name="P2" draw:layer="layout" svg:x1="12.914cm" svg:y1="7.854cm" svg:x2="12.914cm" svg:y2="8.363cm">
            <text:p/>
          </draw:line>
        </draw:g>
        <draw:line draw:style-name="gr4" draw:text-style-name="P2" draw:layer="layout" svg:x1="12.892cm" svg:y1="7.857cm" svg:x2="12.918cm" svg:y2="10.507cm">
          <text:p/>
        </draw:line>
        <draw:line draw:style-name="gr4" draw:text-style-name="P2" draw:layer="layout" svg:x1="8.71cm" svg:y1="10.555cm" svg:x2="20.993cm" svg:y2="10.577cm">
          <text:p/>
        </draw:line>
        <draw:line draw:style-name="gr4" draw:text-style-name="P2" draw:layer="layout" svg:x1="12.914cm" svg:y1="4.732cm" svg:x2="17.906cm" svg:y2="4.732cm">
          <text:p/>
        </draw:line>
        <draw:line draw:style-name="gr4" draw:text-style-name="P2" draw:layer="layout" svg:x1="17.906cm" svg:y1="4.732cm" svg:x2="17.928cm" svg:y2="10.578cm">
          <text:p/>
        </draw:line>
        <draw:custom-shape draw:style-name="gr9" draw:text-style-name="P3" draw:layer="layout" svg:width="0.536cm" svg:height="1.754cm" svg:x="17.638cm" svg:y="6.75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.928cm" svg:y1="4.732cm" svg:x2="20.971cm" svg:y2="4.732cm">
          <text:p/>
        </draw:line>
        <draw:line draw:style-name="gr4" draw:text-style-name="P2" draw:layer="layout" svg:x1="20.971cm" svg:y1="4.732cm" svg:x2="20.993cm" svg:y2="10.578cm">
          <text:p/>
        </draw:line>
        <draw:custom-shape draw:style-name="gr10" draw:text-style-name="P4" draw:layer="layout" svg:width="1.416cm" svg:height="0.489cm" svg:x="18.887cm" svg:y="4.495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0.982cm" svg:height="1.042cm" svg:x="19.161cm" svg:y="4.984cm">
          <draw:text-box>
            <text:p>R</text:p>
          </draw:text-box>
        </draw:frame>
        <draw:custom-shape draw:style-name="gr12" draw:text-style-name="P3" draw:layer="layout" svg:width="1.23cm" svg:height="1.198cm" svg:x="20.321cm" svg:y="6.75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1415.384615384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20.321cm" svg:y1="7.956cm" svg:x2="21.551cm" svg:y2="7.956cm">
          <text:p/>
        </draw:line>
        <draw:frame draw:style-name="gr13" draw:text-style-name="P1" draw:layer="layout" svg:width="1.946cm" svg:height="1.042cm" svg:x="21.154cm" svg:y="8.115cm">
          <draw:text-box>
            <text:p>(x21)</text:p>
          </draw:text-box>
        </draw:frame>
        <draw:line draw:style-name="gr4" draw:text-style-name="P2" draw:layer="layout" svg:x1="10.502cm" svg:y1="4.285cm" svg:x2="10.502cm" svg:y2="3.675cm">
          <text:p/>
        </draw:line>
        <draw:line draw:style-name="gr4" draw:text-style-name="P2" draw:layer="layout" svg:x1="10.502cm" svg:y1="3.675cm" svg:x2="16.071cm" svg:y2="3.675cm">
          <text:p/>
        </draw:line>
        <draw:line draw:style-name="gr4" draw:text-style-name="P2" draw:layer="layout" svg:x1="16.072cm" svg:y1="4.262cm" svg:x2="16.072cm" svg:y2="3.675cm">
          <text:p/>
        </draw:line>
        <draw:frame draw:style-name="gr14" draw:text-style-name="P1" draw:layer="layout" svg:width="5.607cm" svg:height="1.042cm" svg:x="10.593cm" svg:y="2.558cm">
          <draw:text-box>
            <text:p>Envelope detector</text:p>
          </draw:text-box>
        </draw:frame>
        <draw:frame draw:style-name="gr15" draw:text-style-name="P1" draw:layer="layout" svg:width="2.826cm" svg:height="0.962cm" svg:x="4.074cm" svg:y="7.338cm">
          <draw:text-box>
            <text:p>Rectifier</text:p>
          </draw:text-box>
        </draw:frame>
        <draw:line draw:style-name="gr4" draw:text-style-name="P2" draw:layer="layout" svg:x1="18.309cm" svg:y1="4.262cm" svg:x2="18.309cm" svg:y2="3.534cm">
          <text:p/>
        </draw:line>
        <draw:line draw:style-name="gr4" draw:text-style-name="P2" draw:layer="layout" svg:x1="18.309cm" svg:y1="3.534cm" svg:x2="20.546cm" svg:y2="3.534cm">
          <text:p/>
        </draw:line>
        <draw:line draw:style-name="gr4" draw:text-style-name="P2" draw:layer="layout" svg:x1="20.545cm" svg:y1="4.215cm" svg:x2="20.545cm" svg:y2="3.534cm">
          <text:p/>
        </draw:line>
        <draw:frame draw:style-name="gr16" draw:text-style-name="P1" draw:layer="layout" svg:width="5.29cm" svg:height="1.042cm" svg:x="17.2cm" svg:y="2.4cm">
          <draw:text-box>
            <text:p>Voltage regulator</text:p>
          </draw:text-box>
        </draw:frame>
        <draw:frame draw:style-name="gr2" draw:text-style-name="P1" draw:layer="layout" svg:width="0.953cm" svg:height="1.813cm" svg:x="1.847cm" svg:y="10.8cm">
          <draw:text-box>
            <text:p>-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8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7:32:30.740977289</meta:creation-date>
    <dc:date>2021-05-06T17:43:36.038054378</dc:date>
    <meta:editing-duration>PT9M37S</meta:editing-duration>
    <meta:editing-cycles>6</meta:editing-cycles>
    <meta:generator>LibreOffice/6.4.6.2$Linux_X86_64 LibreOffice_project/40$Build-2</meta:generator>
    <meta:document-statistic meta:object-count="54"/>
  </office:meta>
</office:document-meta>
</file>